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C000001DF7AD2FA3E77EFE677.png" manifest:media-type="image/png"/>
  <manifest:file-entry manifest:full-path="Pictures/100000010000032C000001DF85096DD9CBBBF8FD.png" manifest:media-type="image/png"/>
  <manifest:file-entry manifest:full-path="Pictures/100000010000032C000001DF4D6A51796B3D1CB4.png" manifest:media-type="image/png"/>
  <manifest:file-entry manifest:full-path="Pictures/100000010000037C000001B0F32804FBE6830D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2b1" officeooo:paragraph-rsid="001c32b1"/>
    </style:style>
    <style:style style:name="P2" style:family="paragraph" style:parent-style-name="Standard">
      <style:text-properties officeooo:rsid="001da984" officeooo:paragraph-rsid="001da98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6929in" svg:height="3.2409in" draw:z-index="0"><draw:image xlink:href="Pictures/100000010000037C000001B0F32804FBE6830DAD.png" xlink:type="simple" xlink:show="embed" xlink:actuate="onLoad" draw:mime-type="image/png"/></draw:frame>S</text:p>
      <text:p text:style-name="P2"><draw:frame draw:style-name="fr2" draw:name="Image2" text:anchor-type="char" svg:width="6.6929in" svg:height="3.948in" draw:z-index="1"><draw:image xlink:href="Pictures/100000010000032C000001DF4D6A51796B3D1CB4.png" xlink:type="simple" xlink:show="embed" xlink:actuate="onLoad" draw:mime-type="image/png"/></draw:frame>s</text:p>
      <text:p text:style-name="P2"><draw:frame draw:style-name="fr1" draw:name="Image3" text:anchor-type="char" svg:width="6.6929in" svg:height="3.948in" draw:z-index="2"><draw:image xlink:href="Pictures/100000010000032C000001DF85096DD9CBBBF8FD.png" xlink:type="simple" xlink:show="embed" xlink:actuate="onLoad" draw:mime-type="image/png"/></draw:frame><text:soft-page-break/>s</text:p>
      <text:p text:style-name="P2"/>
      <text:p text:style-name="P2"><draw:frame draw:style-name="fr1" draw:name="Image4" text:anchor-type="char" svg:width="6.6929in" svg:height="3.948in" draw:z-index="3"><draw:image xlink:href="Pictures/100000010000032C000001DF7AD2FA3E77EFE677.png" xlink:type="simple" xlink:show="embed" xlink:actuate="onLoad" draw:mime-type="image/png"/></draw:frame>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22:26:57.682291032</meta:creation-date>
    <dc:date>2023-10-24T22:46:45.651151888</dc:date>
    <meta:editing-duration>PT9M37S</meta:editing-duration>
    <meta:editing-cycles>1</meta:editing-cycles>
    <meta:document-statistic meta:table-count="0" meta:image-count="4" meta:object-count="0" meta:page-count="2" meta:paragraph-count="4" meta:word-count="4" meta:character-count="4" meta:non-whitespace-character-count="4"/>
    <meta:generator>LibreOffice/7.3.7.2$Linux_X86_64 LibreOffice_project/30$Build-2</meta:generator>
  </office:meta>
</office:document-meta>
</file>